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9be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8pt" fo:language="bg" fo:country="BG" officeooo:rsid="0009be51" officeooo:paragraph-rsid="0009be51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1pt" fo:language="bg" fo:country="BG" officeooo:rsid="0009be51" officeooo:paragraph-rsid="0009be51" style:font-size-asian="21pt" style:font-size-complex="21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language="bg" fo:country="BG" officeooo:rsid="0009be51" officeooo:paragraph-rsid="0009be51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553c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1553cc" officeooo:paragraph-rsid="001b49f3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209db3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22714c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22d269"/>
    </style:style>
    <style:style style:name="P14" style:family="paragraph" style:parent-style-name="Standard">
      <style:paragraph-properties fo:text-align="justify" style:justify-single-word="false"/>
      <style:text-properties officeooo:paragraph-rsid="0022d269"/>
    </style:style>
    <style:style style:name="P15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language="bg" fo:country="BG" fo:font-weight="bold" officeooo:rsid="0009be51" officeooo:paragraph-rsid="000a8b6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bold" officeooo:rsid="00209db3" officeooo:paragraph-rsid="00209db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normal" officeooo:rsid="00209db3" officeooo:paragraph-rsid="00209db3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text-properties fo:language="en" fo:country="US" fo:font-style="normal" fo:font-weight="bold" officeooo:rsid="00209db3" officeooo:paragraph-rsid="00209db3" style:font-style-asian="normal" style:font-weight-asian="bold" style:font-style-complex="normal" style:font-weight-complex="bold"/>
    </style:style>
    <style:style style:name="P19" style:family="paragraph" style:parent-style-name="Standard" style:list-style-name="L1"/>
    <style:style style:name="P20" style:family="paragraph" style:parent-style-name="Standard">
      <style:text-properties fo:font-size="16pt" fo:language="en" fo:country="US" fo:font-style="normal" fo:font-weight="bold" officeooo:rsid="00209db3" officeooo:paragraph-rsid="00209db3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fo:font-size="16pt" fo:language="en" fo:country="US" fo:font-style="normal" fo:font-weight="bold" officeooo:rsid="00209db3" officeooo:paragraph-rsid="0022714c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fo:font-weight="bold" officeooo:rsid="0022d269" officeooo:paragraph-rsid="0022d269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22d269" officeooo:paragraph-rsid="0022d269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0a8b63" style:font-style-asian="normal" style:font-weight-asian="normal" style:font-style-complex="normal" style:font-weight-complex="normal"/>
    </style:style>
    <style:style style:name="T3" style:family="text">
      <style:text-properties fo:language="en" fo:country="US" officeooo:rsid="00209db3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fo:font-weight="normal" officeooo:rsid="001c31d9" style:font-size-asian="12.25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0a8b63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0af7eb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0c6c23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49dd1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173001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1b49f3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1c31d9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1f2854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officeooo:rsid="0019cef7" style:font-size-asian="12.25pt" style:font-style-asian="normal" style:font-size-complex="14pt" style:font-style-complex="normal"/>
    </style:style>
    <style:style style:name="T19" style:family="text">
      <style:text-properties fo:font-size="14pt" fo:language="en" fo:country="US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en" fo:country="US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en" fo:country="US" fo:font-style="normal" officeooo:rsid="0019cef7" style:font-size-asian="12.25pt" style:font-style-asian="normal" style:font-size-complex="14pt" style:font-style-complex="normal"/>
    </style:style>
    <style:style style:name="T22" style:family="text">
      <style:text-properties fo:font-size="14pt" fo:language="en" fo:country="US" fo:font-style="normal" officeooo:rsid="001def06" style:font-size-asian="12.25pt" style:font-style-asian="normal" style:font-size-complex="14pt" style:font-style-complex="normal"/>
    </style:style>
    <style:style style:name="T23" style:family="text">
      <style:text-properties fo:font-size="14pt" fo:language="en" fo:country="US" fo:font-weight="normal" officeooo:rsid="000c6c23" style:font-size-asian="12.25pt" style:font-weight-asian="normal" style:font-size-complex="14pt" style:font-weight-complex="normal"/>
    </style:style>
    <style:style style:name="T24" style:family="text">
      <style:text-properties fo:font-size="14pt" fo:language="bg" fo:country="BG" fo:font-style="normal" style:font-size-asian="14pt" style:font-style-asian="normal" style:font-size-complex="14pt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a8b63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a8b63" style:font-style-asian="normal" style:font-style-complex="normal"/>
    </style:style>
    <style:style style:name="T29" style:family="text">
      <style:text-properties fo:color="#333333" loext:opacity="100%" style:font-name="Times New Roman"/>
    </style:style>
    <style:style style:name="T30" style:family="text">
      <style:text-properties fo:color="#333333" loext:opacity="100%" style:font-name="Times New Roman" fo:font-size="14pt" fo:language="bg" fo:country="BG" fo:font-style="normal" fo:font-weight="normal" officeooo:rsid="00209db3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333333" loext:opacity="100%" style:font-name="Times New Roman" fo:font-size="14pt" fo:language="bg" fo:country="BG" fo:font-style="normal" fo:font-weight="normal" officeooo:rsid="0022d269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333333" loext:opacity="100%" style:font-name="Times New Roman" fo:font-size="14pt" fo:language="bg" fo:country="BG" fo:font-style="normal" fo:font-weight="normal" officeooo:rsid="0022714c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333333" loext:opacity="100%" style:font-name="Times New Roman" fo:font-size="14pt" fo:language="bg" fo:country="BG" fo:font-style="normal" officeooo:rsid="0022d269" style:font-size-asian="14pt" style:font-style-asian="normal" style:font-size-complex="14pt" style:font-style-complex="normal"/>
    </style:style>
    <style:style style:name="T34" style:family="text">
      <style:text-properties fo:color="#333333" loext:opacity="100%" style:font-name="Times New Roman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color="#333333" loext:opacity="100%" style:font-name="Times New Roman" fo:font-size="14pt" fo:language="bg" fo:country="BG" fo:font-style="italic" fo:font-weight="normal" style:font-style-asian="italic" style:font-weight-asian="normal" style:font-size-complex="14pt" style:font-style-complex="italic" style:font-weight-complex="normal"/>
    </style:style>
    <style:style style:name="T36" style:family="text">
      <style:text-properties fo:color="#333333" loext:opacity="100%" style:font-name="Times New Roman" fo:font-size="14pt" fo:language="bg" fo:country="BG" fo:font-weight="normal" style:font-size-asian="14pt" style:font-weight-asian="normal" style:font-size-complex="14pt" style:font-weight-complex="normal"/>
    </style:style>
    <style:style style:name="T37" style:family="text">
      <style:text-properties fo:color="#333333" loext:opacity="100%" style:font-name="Times New Roman" fo:font-size="14pt" fo:language="bg" fo:country="BG" fo:font-weight="normal" style:font-weight-asian="normal" style:font-size-complex="14pt" style:font-weight-complex="normal"/>
    </style:style>
    <style:style style:name="T38" style:family="text">
      <style:text-properties fo:color="#333333" loext:opacity="100%" style:font-name="Times New Roman" fo:font-size="14pt" fo:language="bg" fo:country="BG" fo:font-weight="normal" officeooo:rsid="0022714c" style:font-weight-asian="normal" style:font-size-complex="14pt" style:font-weight-complex="normal"/>
    </style:style>
    <style:style style:name="T39" style:family="text">
      <style:text-properties fo:color="#333333" loext:opacity="100%" style:font-name="Times New Roman" fo:font-size="14pt" fo:language="bg" fo:country="BG" fo:font-weight="normal" officeooo:rsid="0022d269" style:font-weight-asian="normal" style:font-size-complex="14pt" style:font-weight-complex="normal"/>
    </style:style>
    <style:style style:name="T40" style:family="text">
      <style:text-properties fo:color="#333333" loext:opacity="100%" style:font-name="Times New Roman" fo:font-size="14pt" fo:language="en" fo:country="US" fo:font-style="normal" fo:font-weight="bold" officeooo:rsid="00209db3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333333" loext:opacity="100%" style:font-name="Times New Roman" fo:font-size="14pt" fo:language="en" fo:country="US" fo:font-style="normal" fo:font-weight="bold" officeooo:rsid="0022714c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333333" loext:opacity="100%" style:font-name="Times New Roman" fo:font-size="14pt" fo:language="en" fo:country="US" fo:font-style="italic" fo:font-weight="normal" officeooo:rsid="00209db3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fo:color="#333333" loext:opacity="100%" style:font-name="Times New Roman" fo:font-size="14pt" fo:language="en" fo:country="US" fo:font-weight="bold" officeooo:rsid="0022714c" style:font-weight-asian="bold" style:font-size-complex="14pt" style:font-weight-complex="bold"/>
    </style:style>
    <style:style style:name="T44" style:family="text">
      <style:text-properties fo:color="#333333" loext:opacity="100%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color="#333333" loext:opacity="100%" style:font-name="Times New Roman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T46" style:family="text">
      <style:text-properties fo:color="#333333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color="#333333" loext:opacity="100%" style:font-name="Times New Roman" fo:font-size="14pt" style:font-size-asian="14pt" style:font-size-complex="14pt"/>
    </style:style>
    <style:style style:name="T48" style:family="text">
      <style:text-properties fo:color="#333333" loext:opacity="100%" style:font-name="Times New Roman" fo:font-size="14pt" style:font-size-complex="14pt"/>
    </style:style>
    <style:style style:name="T49" style:family="text">
      <style:text-properties fo:color="#333333" loext:opacity="100%" style:font-name="Times New Roman" fo:font-size="14pt" fo:font-weight="bold" style:font-weight-asian="bold" style:font-size-complex="14pt" style:font-weight-complex="bold"/>
    </style:style>
    <style:style style:name="T50" style:family="text">
      <style:text-properties fo:color="#333333" loext:opacity="100%" style:font-name="Times New Roman" fo:language="bg" fo:country="BG"/>
    </style:style>
    <style:style style:name="T51" style:family="text">
      <style:text-properties fo:color="#333333" loext:opacity="100%" style:font-name="Times New Roman" fo:language="bg" fo:country="BG" fo:font-style="normal" style:font-style-asian="normal" style:font-style-complex="normal"/>
    </style:style>
    <style:style style:name="T52" style:family="text">
      <style:text-properties fo:color="#333333" loext:opacity="100%" style:font-name="Times New Roman" fo:font-size="16pt" fo:language="en" fo:country="US" fo:font-style="normal" fo:font-weight="bold" officeooo:rsid="00209db3" style:font-size-asian="14pt" style:font-style-asian="normal" style:font-weight-asian="bold" style:font-size-complex="16pt" style:font-style-complex="normal" style:font-weight-complex="bold"/>
    </style:style>
    <style:style style:name="T53" style:family="text">
      <style:text-properties fo:color="#333333" loext:opacity="100%" style:font-name="Times New Roman" fo:language="en" fo:country="US"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Извод на типове</text:p>
      <text:p text:style-name="P6">Документация</text:p>
      <text:p text:style-name="P7">Александър Иванов</text:p>
      <text:p text:style-name="P7">3<text:span text:style-name="T1">MI0800398</text:span></text:p>
      <text:p text:style-name="P3"><text:span text:style-name="T1"/></text:p>
      <text:p text:style-name="P4"><text:span text:style-name="T1"/></text:p>
      <text:p text:style-name="P4"><text:span text:style-name="T1"/></text:p>
      <text:p text:style-name="P1"><text:span text:style-name="T3">1. </text:span>Дизайн на решението</text:p>
      <text:p text:style-name="P2"><text:tab/><text:span text:style-name="T4">Всеки ламбда израз представлява дърво от по-малки ламбда изрази. Основата на проекта е рекурсивна функция</text:span><text:span text:style-name="T23"> </text:span><text:span text:style-name="T4">над това дърво. То ще оценява типа на всеки връх(външен израз) едва след като оцени децата на този връх(вътрешните изрази). Обхождането ще се случва в дълбочина. Резултатът от обхождането на връх ще бъде наредена двойка &lt;</text:span><text:span text:style-name="T5">тип на израза</text:span><text:span text:style-name="T4">, </text:span><text:span text:style-name="T5">полагания, </text:span><text:span text:style-name="T6">брояч на създадени типове</text:span><text:span text:style-name="T4">&gt;, където </text:span><text:span text:style-name="T5">тип на израза </text:span><text:span text:style-name="T7">е </text:span><text:span text:style-name="T8">НЕокончателен </text:span><text:span text:style-name="T7">тип на оценявания външен израз, а </text:span><text:span text:style-name="T5">полагания</text:span><text:span text:style-name="T7"> е таблица от наредени двойки &lt;</text:span><text:span text:style-name="T5">име на тип, нов тип</text:span><text:span text:style-name="T7">&gt;. Тези полагания се прилагат върху </text:span><text:span text:style-name="T5">тип на израза. </text:span><text:span text:style-name="T7">Така се получава окончателния </text:span><text:span text:style-name="T15">засега тип</text:span><text:span text:style-name="T7">. </text:span><text:span text:style-name="T8">Всяка нова променлива първо е от най-общ тип. Чрез полаганията т</text:span><text:span text:style-name="T11">ипа ѝ</text:span><text:span text:style-name="T8"> се променя </text:span><text:span text:style-name="T9">и </text:span><text:span text:style-name="T8">става все „по-конкрет</text:span><text:span text:style-name="T11">ен</text:span><text:span text:style-name="T8">“. Окончателният ѝ тип става ясен едва когато са обходени всички върхове </text:span><text:span text:style-name="T9">наследници на върха, представляващ израза абстракция, в която тази променлива е дефинирана</text:span><text:span text:style-name="T8">.</text:span></text:p>
      <text:p text:style-name="P2"><text:span text:style-name="T8"><text:tab/></text:span><text:span text:style-name="T16">Относно полаганията: има основно наблюдение, което се изпозлва в кода. Първ</text:span><text:span text:style-name="T20">o</text:span><text:span text:style-name="T16">то поле на </text:span><text:span text:style-name="T20">Apply </text:span><text:span text:style-name="T16">конструктора в </text:span><text:span text:style-name="T22">LambdaTerm</text:span><text:span text:style-name="T20"> </text:span><text:span text:style-name="T16">е функция с аргумент от тип типа на второто поле и общ(непознат досега) връщан тип. Полаганията се генерират на база това наблюдение. Друго важно наблюдение е при полагането на фунцкия с функция. Тогава задачата за генериране на полагания се свежда до полагане за напасване на типовете на аргументите и полагане за напасване на типовете на връщаните резултати.</text:span></text:p>
      <text:p text:style-name="P8"><text:span text:style-name="T10"><text:tab/>За дефиниране на нови имена на типове на променливи ще бъде необходимо броене на създадените досега имена, откакто е започнало оценяването на целия израз.</text:span><text:span text:style-name="T11"> </text:span><text:span text:style-name="T13">Всяко ново име ще бъде във формата </text:span><text:span text:style-name="T18">аХ</text:span><text:span text:style-name="T13">, където </text:span><text:span text:style-name="T18">Х</text:span><text:span text:style-name="T13"> е броя на създадените досега имена </text:span><text:span text:style-name="T17">на типове</text:span><text:span text:style-name="T13">.</text:span></text:p>
      <text:p text:style-name="P10"><text:span text:style-name="T11"><text:tab/></text:span><text:span text:style-name="T7">По време на оценяването на израз трябва да бъдат пазени дефинираните досега промениливи и техните предположени типове. Това ще се </text:span><text:span text:style-name="T12">случва в таблица, </text:span><text:span text:style-name="T13">манипулирана с помощта на библиотеката </text:span><text:span text:style-name="T21">Data</text:span><text:span text:style-name="T19"> </text:span><text:span text:style-name="T14">и типа </text:span><text:span text:style-name="T21">Map</text:span><text:span text:style-name="T13">.</text:span></text:p>
      <text:p text:style-name="P2"><text:span text:style-name="T10"/></text:p>
      <text:p text:style-name="P2"><text:span text:style-name="T10"/></text:p>
      <text:p text:style-name="P15"><text:span text:style-name="T25">В хода на имплементацията се оказа, че </text:span><text:span text:style-name="T26">тази идея наподобява алгоритъма на </text:span><text:span text:style-name="T2">Hindley-Milner.<text:line-break/>“</text:span><text:span text:style-name="T26">Наподобява“, защото авторът на тази документация не е напълно запознат с този алгоритъм.</text:span></text:p>
      <text:p text:style-name="P15"><text:span text:style-name="T26"/></text:p>
      <text:p text:style-name="P15"><text:span text:style-name="T26"/></text:p>
      <text:p text:style-name="P16"><text:soft-page-break/><text:span text:style-name="T28">1.</text:span><text:span text:style-name="T27">1 LambdaTerm module</text:span></text:p>
      <text:p text:style-name="P17"><text:span text:style-name="T27"><text:tab/></text:span><text:span text:style-name="T24">Това е алгебричен рекурсивен тип данни от три конструктира. </text:span></text:p>
      <text:list text:style-name="L1">
        <text:list-item>
          <text:p text:style-name="P11"><text:span text:style-name="T40">Variable </text:span><text:span text:style-name="T42">name – </text:span><text:span text:style-name="T30">променлива с име </text:span><text:span text:style-name="T42">name</text:span></text:p>
        </text:list-item>
        <text:list-item>
          <text:p text:style-name="P19"><text:span text:style-name="T40">Apply </text:span><text:span text:style-name="T42">LambdaTerm LambdaTerm – </text:span><text:span text:style-name="T30">операция апликация в ламбда смятането, <text:tab/>където първото поле е фунцкията, а второто – аргумента ѝ</text:span></text:p>
        </text:list-item>
        <text:list-item>
          <text:p text:style-name="P18"><text:span text:style-name="T47">Lambda </text:span><text:span text:style-name="T46">[</text:span><text:span text:style-name="T34">аргументи</text:span><text:span text:style-name="T46">] </text:span><text:span text:style-name="T44">LambdaTerm</text:span><text:span text:style-name="T46"> – </text:span><text:span text:style-name="T36">операция абстракция, второто поле е тялото на абстракцията</text:span></text:p>
        </text:list-item>
      </text:list>
      <text:p text:style-name="P20"><text:span text:style-name="T50">1.2 </text:span><text:span text:style-name="T29">TermType module</text:span></text:p>
      <text:p text:style-name="P21"><text:span text:style-name="T29"><text:tab/></text:span><text:span text:style-name="T37">Това е алгебричен рекурсивен тип данни от </text:span><text:span text:style-name="T38">два</text:span><text:span text:style-name="T37"> конструктира. </text:span></text:p>
      <text:list text:continue-numbering="true" text:style-name="L1">
        <text:list-item>
          <text:p text:style-name="P12"><text:span text:style-name="T43">Type</text:span><text:span text:style-name="T49">Variable</text:span><text:span text:style-name="T48"> </text:span><text:span text:style-name="T45">name – </text:span><text:span text:style-name="T32"><text:s/>израз от тип </text:span><text:span text:style-name="T37">променлива,име </text:span><text:span text:style-name="T39">на типа </text:span><text:span text:style-name="T38">е </text:span><text:span text:style-name="T35">name</text:span></text:p>
        </text:list-item>
        <text:list-item>
          <text:p text:style-name="P13"><text:span text:style-name="T41">TypeFunction</text:span><text:span text:style-name="T40"> </text:span><text:span text:style-name="T42">TermType</text:span><text:span text:style-name="T52"> </text:span><text:span text:style-name="T42">TermType – </text:span><text:span text:style-name="T31">израз от тип функция, първото поле е типа на аргумента, а второто – тип на връщания тип.</text:span></text:p>
        </text:list-item>
      </text:list>
      <text:p text:style-name="P14"><text:span text:style-name="T31"/></text:p>
      <text:p text:style-name="P14"><text:span text:style-name="T31"><text:tab/>Многоместните фунцкии се представят като еднаргументни фунцкии, връщащи едноаргументни функции и така докато не се изчерпат аргументите.</text:span></text:p>
      <text:p text:style-name="P14"><text:span text:style-name="T31"/></text:p>
      <text:p text:style-name="P22"><text:span text:style-name="T51">1.3 </text:span><text:span text:style-name="T53">Utils module</text:span></text:p>
      <text:p text:style-name="P23"><text:span text:style-name="T53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25:11.452000000</meta:creation-date>
    <dc:date>2024-12-28T23:25:57.489000000</dc:date>
    <meta:editing-duration>PT1H54M35S</meta:editing-duration>
    <meta:editing-cycles>16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22" meta:word-count="433" meta:character-count="2821" meta:non-whitespace-character-count="2395"/>
  </office:meta>
</office:document-meta>
</file>